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22-07-13 16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33624" calcext:value-type="float">
            <text:p>28.23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22-03-10 22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22-03-09 20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5204" calcext:value-type="float">
            <text:p>27.75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21-09-16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6152" calcext:value-type="float">
            <text:p>27.88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21-09-13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20-05-06 15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1688" calcext:value-type="float">
            <text:p>27.22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19-11-21 18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70328" calcext:value-type="float">
            <text:p>27.77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18-04-16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38224" calcext:value-type="float">
            <text:p>26.93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17-11-09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558" calcext:value-type="float">
            <text:p>27.35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16-10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7104" calcext:value-type="float">
            <text:p>27.37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15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28624" calcext:value-type="float">
            <text:p>26.328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14-04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2552" calcext:value-type="float">
            <text:p>25.75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13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84784" calcext:value-type="float">
            <text:p>26.084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12-10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59816" calcext:value-type="float">
            <text:p>25.959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11-08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74472" calcext:value-type="float">
            <text:p>25.87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10-05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2056" calcext:value-type="float">
            <text:p>24.83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07-10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64288" calcext:value-type="float">
            <text:p>25.16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06-05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42624" calcext:value-type="float">
            <text:p>24.04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04-07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316" calcext:value-type="float">
            <text:p>24.2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2003-08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554" calcext:value-type="float">
            <text:p>24.15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1999-07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124" calcext:value-type="float">
            <text:p>23.0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1999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1997-10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7524" calcext:value-type="float">
            <text:p>22.875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1997-06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62592" calcext:value-type="float">
            <text:p>22.26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1992-10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36456" calcext:value-type="float">
            <text:p>21.936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1990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1987-08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1264" calcext:value-type="float">
            <text:p>20.78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1982-1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212" calcext:value-type="float">
            <text:p>17.2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1978-09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77416" calcext:value-type="float">
            <text:p>14.377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1977-06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5C0022</text:p>
          </table:table-cell>
          <table:table-cell office:value-type="string" calcext:value-type="string">
            <text:p>1968-09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